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d241" officeooo:paragraph-rsid="000cd241"/>
    </style:style>
    <style:style style:name="P2" style:family="paragraph" style:parent-style-name="Standard">
      <style:paragraph-properties fo:text-align="start" style:justify-single-word="false"/>
      <style:text-properties fo:language="en" fo:country="GB" officeooo:rsid="000352fc" officeooo:paragraph-rsid="000352fc" style:font-size-asian="10.5pt" loext:shadow="none"/>
    </style:style>
    <style:style style:name="P3" style:family="paragraph" style:parent-style-name="Standard">
      <style:paragraph-properties fo:text-align="start" style:justify-single-word="false"/>
      <style:text-properties fo:language="en" fo:country="GB" officeooo:rsid="0004a8c2" officeooo:paragraph-rsid="0004a8c2" style:font-size-asian="10.5pt" loext:shadow="none"/>
    </style:style>
    <style:style style:name="P4" style:family="paragraph" style:parent-style-name="Standard">
      <style:paragraph-properties fo:text-align="start" style:justify-single-word="false"/>
      <style:text-properties fo:language="en" fo:country="GB" officeooo:rsid="00079df6" officeooo:paragraph-rsid="0004a8c2" style:font-size-asian="10.5pt" loext:shadow="none"/>
    </style:style>
    <style:style style:name="P5" style:family="paragraph" style:parent-style-name="Standard">
      <style:paragraph-properties fo:text-align="start" style:justify-single-word="false"/>
      <style:text-properties fo:language="en" fo:country="GB" officeooo:rsid="00091be0" officeooo:paragraph-rsid="00091be0" style:font-size-asian="10.5pt" loext:shadow="none"/>
    </style:style>
    <style:style style:name="P6" style:family="paragraph" style:parent-style-name="Standard">
      <style:paragraph-properties fo:text-align="start" style:justify-single-word="false"/>
      <style:text-properties fo:language="en" fo:country="GB" officeooo:rsid="0005a66d" officeooo:paragraph-rsid="00091be0" style:font-size-asian="10.5pt" loext:shadow="none"/>
    </style:style>
    <style:style style:name="P7" style:family="paragraph" style:parent-style-name="Standard">
      <style:paragraph-properties fo:text-align="start" style:justify-single-word="false"/>
      <style:text-properties fo:language="en" fo:country="GB" officeooo:rsid="0005a66d" officeooo:paragraph-rsid="0005a66d" style:font-size-asian="10.5pt" loext:shadow="none"/>
    </style:style>
    <style:style style:name="P8" style:family="paragraph" style:parent-style-name="Standard">
      <style:paragraph-properties fo:text-align="start" style:justify-single-word="false"/>
      <style:text-properties fo:language="en" fo:country="GB" officeooo:rsid="000ed8ad" officeooo:paragraph-rsid="000ed8ad" style:font-size-asian="10.5pt" loext:shadow="none"/>
    </style:style>
    <style:style style:name="P9" style:family="paragraph" style:parent-style-name="Standard">
      <style:paragraph-properties fo:text-align="start" style:justify-single-word="false"/>
      <style:text-properties fo:language="en" fo:country="GB" officeooo:rsid="0008afdc" officeooo:paragraph-rsid="0005a66d" style:font-size-asian="10.5pt" loext:shadow="none"/>
    </style:style>
    <style:style style:name="P10" style:family="paragraph" style:parent-style-name="Standard">
      <style:paragraph-properties fo:text-align="start" style:justify-single-word="false"/>
      <style:text-properties fo:language="en" fo:country="GB" officeooo:rsid="0008afdc" officeooo:paragraph-rsid="0008afdc" style:font-size-asian="10.5pt" loext:shadow="none"/>
    </style:style>
    <style:style style:name="P11" style:family="paragraph" style:parent-style-name="Standard">
      <style:paragraph-properties fo:text-align="start" style:justify-single-word="false"/>
      <style:text-properties fo:language="en" fo:country="GB" officeooo:rsid="000cd241" officeooo:paragraph-rsid="000cd241" style:font-size-asian="10.5pt" loext:shadow="none"/>
    </style:style>
    <style:style style:name="P12" style:family="paragraph" style:parent-style-name="Standard">
      <style:paragraph-properties fo:text-align="start" style:justify-single-word="false"/>
      <style:text-properties fo:language="en" fo:country="GB" officeooo:rsid="001285b5" officeooo:paragraph-rsid="001285b5" style:font-size-asian="10.5pt" loext:shadow="none"/>
    </style:style>
    <style:style style:name="P13" style:family="paragraph" style:parent-style-name="Standard">
      <style:paragraph-properties fo:text-align="start" style:justify-single-word="false"/>
      <style:text-properties fo:language="en" fo:country="GB" officeooo:rsid="0012c924" officeooo:paragraph-rsid="0012c924" style:font-size-asian="10.5pt" loext:shadow="none"/>
    </style:style>
    <style:style style:name="P14" style:family="paragraph" style:parent-style-name="Standard">
      <style:paragraph-properties fo:text-align="start" style:justify-single-word="false"/>
      <style:text-properties fo:language="en" fo:country="GB" officeooo:rsid="0014021f" officeooo:paragraph-rsid="0014021f" style:font-size-asian="10.5pt" loext:shadow="none"/>
    </style:style>
    <style:style style:name="P15" style:family="paragraph" style:parent-style-name="Standard">
      <style:paragraph-properties fo:text-align="start" style:justify-single-word="false"/>
      <style:text-properties fo:language="en" fo:country="GB" officeooo:rsid="0014df4f" officeooo:paragraph-rsid="0014df4f" style:font-size-asian="10.5pt" loext:shadow="none"/>
    </style:style>
    <style:style style:name="T1" style:family="text">
      <style:text-properties officeooo:rsid="00055316"/>
    </style:style>
    <style:style style:name="T2" style:family="text">
      <style:text-properties officeooo:rsid="0007c787"/>
    </style:style>
    <style:style style:name="T3" style:family="text">
      <style:text-properties officeooo:rsid="00091be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d6593" style:font-style-asian="normal" style:font-style-complex="normal"/>
    </style:style>
    <style:style style:name="T6" style:family="text">
      <style:text-properties fo:font-style="normal" officeooo:rsid="0015dc39" style:font-style-asian="normal" style:font-style-complex="normal"/>
    </style:style>
    <style:style style:name="T7" style:family="text">
      <style:text-properties fo:font-style="normal" officeooo:rsid="0017a69c" style:font-style-asian="normal" style:font-style-complex="normal"/>
    </style:style>
    <style:style style:name="T8" style:family="text">
      <style:text-properties fo:font-style="normal" officeooo:rsid="00181f86" style:font-style-asian="normal" style:font-style-complex="normal"/>
    </style:style>
    <style:style style:name="T9" style:family="text">
      <style:text-properties fo:language="en" fo:country="GB" style:font-size-asian="10.5pt" loext:shadow="none"/>
    </style:style>
    <style:style style:name="T10" style:family="text">
      <style:text-properties fo:language="en" fo:country="GB" officeooo:rsid="000d6593" style:font-size-asian="10.5pt" loext:shadow="none"/>
    </style:style>
    <style:style style:name="T11" style:family="text">
      <style:text-properties fo:language="en" fo:country="GB" fo:font-style="italic" officeooo:rsid="000d6593" style:font-size-asian="10.5pt" style:font-style-asian="italic" style:font-style-complex="italic" loext:shadow="none"/>
    </style:style>
    <style:style style:name="T12" style:family="text">
      <style:text-properties fo:language="en" fo:country="GB" fo:font-style="normal" officeooo:rsid="000d6593" style:font-size-asian="10.5pt" style:font-style-asian="normal" style:font-style-complex="normal" loext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enbeschaffung:</text:p>
      <text:p text:style-name="P2"/>
      <text:p text:style-name="P3">für bus:</text:p>
      <text:p text:style-name="P3">/*</text:p>
      <text:p text:style-name="P3">This query looks for nodes, ways and relations </text:p>
      <text:p text:style-name="P3">with the given key/value combination.</text:p>
      <text:p text:style-name="P3">Choose your region and hit the Run button above!</text:p>
      <text:p text:style-name="P3">*/</text:p>
      <text:p text:style-name="P3">[out:json][timeout:25];</text:p>
      <text:p text:style-name="P3">// gather results</text:p>
      <text:p text:style-name="P3">(</text:p>
      <text:p text:style-name="P3"><text:s text:c="2"/>// query part for: “route=bus”</text:p>
      <text:p text:style-name="P3"><text:s text:c="2"/>node["route"="bus"]({{bbox}});</text:p>
      <text:p text:style-name="P3"><text:s text:c="2"/>way["route"="<text:span text:style-name="T1">bus</text:span>"]({{bbox}});</text:p>
      <text:p text:style-name="P3"><text:s text:c="2"/>relation["route"="bus"]({{bbox}});</text:p>
      <text:p text:style-name="P3">);</text:p>
      <text:p text:style-name="P3">// print results</text:p>
      <text:p text:style-name="P3">out;</text:p>
      <text:p text:style-name="P3">&gt;;</text:p>
      <text:p text:style-name="P3">out skel qt;</text:p>
      <text:p text:style-name="P4">→ weitere Route Tags → light_rail, <text:s/>tram, </text:p>
      <text:p text:style-name="P3"/>
      <text:p text:style-name="P3"/>
      <text:p text:style-name="P5">overcome issues:</text:p>
      <text:p text:style-name="P3">→ vor Import in grass müssen attributnamen geändert werden die key words in sql sind, hier from und to</text:p>
      <text:p text:style-name="P6">grass.run_command('v.distance',from_='tramstop', to='iso_tram', upload='cat', column='first_tram_distance', <text:s/>overwrite=True) <text:s text:c="3"/>→<text:span text:style-name="T2"> works with underscore „_„after from</text:span></text:p>
      <text:p text:style-name="P8">splitting a net into individual features by exporting-&gt;importing</text:p>
      <text:p text:style-name="P3"/>
      <text:p text:style-name="P7">Stops mit jeweiligem Netz verbinden:</text:p>
      <text:p text:style-name="P7">grass.run_command('v.net', input='busroute', points='busstop', output='busnet', operation='connect', threshold=20)</text:p>
      <text:p text:style-name="P7"/>
      <text:p text:style-name="P7"/>
      <text:p text:style-name="P7"/>
      <text:p text:style-name="P7"/>
      <text:p text:style-name="P9"><text:span text:style-name="T3">weitere idee</text:span>:</text:p>
      <text:p text:style-name="P10">bus und tram in ein layer, breaken und dafür +5 minuten umsteigezeit berechnen zu den straßen</text:p>
      <text:p text:style-name="P10">dann vergleichen ob man schneller über entweder bus, tram oder bus und tram kommt → endwert</text:p>
      <text:p text:style-name="P10"/>
      <text:p text:style-name="P1"><text:span text:style-name="T9">Straßenbahngeschwindigkeit →</text:span><text:span text:style-name="T10"> 17,7 km/h, Quelle:</text:span><text:a xlink:type="simple" xlink:href="https://de.wikipedia.org/wiki/Straßenbahn_Heidelberg" text:style-name="Internet_20_link" text:visited-style-name="Visited_20_Internet_20_Link">https://de.wikipedia.org/wiki/Stra%C3%9Fenbahn_Heidelberg</text:a><text:span text:style-name="T10"> , /</text:span><text:span text:style-name="T11">60=295 meter/</text:span><text:span text:style-name="T12">minute <text:s/>→ passt von den zeiten her bei rohrbach und eppelheim endstation zu bismark, bei kirchheim nicht wegen abkürzung </text:span></text:p>
      <text:p text:style-name="P11"><text:span text:style-name="T5"/></text:p>
      <text:p text:style-name="P12"><text:span text:style-name="T5">D</text:span><text:span text:style-name="T4">urchschnittliche Gehgeschwindigkeit: 3-5hm/h → 4 km/h/60 → 67 Meter pro minute</text:span></text:p>
      <text:p text:style-name="P12"><text:span text:style-name="T4"/></text:p>
      <text:p text:style-name="P13"><text:span text:style-name="T4">Bus durchschnittliche geschwindigkeit →?? berlin 14km/h</text:span></text:p>
      <text:p text:style-name="P13"><text:span text:style-name="T4">→ bus mega inakurat weil viele verschneidungen und evtl komplett falsche geschwindigkeit</text:span></text:p>
      <text:p text:style-name="P13"><text:span text:style-name="T4"/></text:p>
      <text:p text:style-name="P14"><text:span text:style-name="T4">tb geschwindigkeit → (233+295)/2=264</text:span></text:p>
      <text:p text:style-name="P14"><text:span text:style-name="T4"/></text:p>
      <text:p text:style-name="P15"><text:soft-page-break/><text:span text:style-name="T4">room for improvement:</text:span></text:p>
      <text:p text:style-name="P15"><text:span text:style-name="T4">→ long time (4-</text:span><text:span text:style-name="T7">15</text:span><text:span text:style-name="T4"> mins) → probably not using the most efficient algorithms</text:span></text:p>
      <text:p text:style-name="P15"><text:span text:style-name="T4">→ no good implementation for switching lines → the bigger the city, and if </text:span><text:span text:style-name="T6">the net</text:span><text:span text:style-name="T4"> gets increasingly intertwined, the worse the solutions get because “break” makes the algorithm always take the shortest path that might not actually be used by transportations. </text:span></text:p>
      <text:p text:style-name="P15"><text:span text:style-name="T4">→ tram/bus speed may be different in different cities → requires manual change</text:span></text:p>
      <text:p text:style-name="P15"><text:span text:style-name="T4">→ central point might not always be easy to pick</text:span></text:p>
      <text:p text:style-name="P15"><text:span text:style-name="T4">→</text:span><text:span text:style-name="T8"> inclusion of actual timetables for stops instead of average speed (slower in centr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4:51:29.041000000</meta:creation-date>
    <dc:date>2019-02-07T01:32:51.302000000</dc:date>
    <meta:editing-duration>PT7H9M</meta:editing-duration>
    <meta:editing-cycles>7</meta:editing-cycles>
    <meta:generator>LibreOffice/5.4.5.1$Windows_X86_64 LibreOffice_project/79c9829dd5d8054ec39a82dc51cd9eff340dbee8</meta:generator>
    <meta:document-statistic meta:table-count="0" meta:image-count="0" meta:object-count="0" meta:page-count="2" meta:paragraph-count="40" meta:word-count="295" meta:character-count="2172" meta:non-whitespace-character-count="1899"/>
  </office:meta>
</office:document-meta>
</file>